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2.8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.8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1.8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1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1.8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3.2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414cm" svg:y="3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3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3.2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3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3.2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3.2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3.2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4.6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214cm" svg:y="4.6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0.814cm" svg:y="4.6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4.6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4.6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4.6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6.0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6.0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6.0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699cm" svg:height="1.532cm" svg:x="14.014cm" svg:y="6.0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5.614cm" svg:y="6.0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7.614cm" svg:y="7.4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7.4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7.4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7.40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4.014cm" svg:y="7.40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5.614cm" svg:y="7.4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2.8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6.0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7.614cm" svg:y="8.8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9.214cm" svg:y="8.8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8.808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2.414cm" svg:y="8.80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014cm" svg:y="8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8.8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2.8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4.4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0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7.614cm" svg:y="10.2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214cm" svg:y="10.2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0.814cm" svg:y="10.208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4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0.2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0.2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344cm" svg:height="1.369cm" draw:transform="rotate (0.785398163397448) translate (4.277cm 3.906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344cm" svg:height="1.369cm" draw:transform="rotate (0.785398163397448) translate (13.877cm 6.722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569.8036560595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699cm" svg:height="1.532cm" svg:x="2.8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4.4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7.6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214cm" svg:y="11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0.814cm" svg:y="11.708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4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014cm" svg:y="11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5.614cm" svg:y="11.70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7T16:57:40.617181661</meta:creation-date>
    <dc:date>2016-05-27T18:08:54.365133059</dc:date>
    <dc:creator>elucterio </dc:creator>
    <meta:editing-duration>PT27M10S</meta:editing-duration>
    <meta:editing-cycles>10</meta:editing-cycles>
    <meta:generator>LibreOffice/4.2.8.2$Linux_X86_64 LibreOffice_project/420m0$Build-2</meta:generator>
    <meta:document-statistic meta:object-count="74"/>
  </office:meta>
</office:document-meta>
</file>